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fo:font-size="14pt" officeooo:rsid="001a295c" officeooo:paragraph-rsid="001a295c" style:font-size-asian="14pt" style:font-size-complex="14pt"/>
    </style:style>
    <style:style style:name="P2" style:family="paragraph" style:parent-style-name="Preformatted_20_Text">
      <style:text-properties style:font-name="Times" fo:font-size="12pt" officeooo:rsid="001a295c" officeooo:paragraph-rsid="001a6842" style:font-size-asian="12pt" style:font-size-complex="12pt"/>
    </style:style>
    <style:style style:name="P3" style:family="paragraph" style:parent-style-name="Preformatted_20_Text">
      <style:text-properties style:font-name="Times" fo:font-size="12pt" officeooo:rsid="001a6842" officeooo:paragraph-rsid="001a6842" style:font-size-asian="12pt" style:font-size-complex="12pt"/>
    </style:style>
    <style:style style:name="P4" style:family="paragraph" style:parent-style-name="Preformatted_20_Text">
      <style:text-properties style:font-name="Times" fo:font-size="12pt" style:text-underline-style="solid" style:text-underline-width="auto" style:text-underline-color="font-color" officeooo:rsid="001a295c" officeooo:paragraph-rsid="001a6842" style:font-size-asian="12pt" style:font-size-complex="12pt"/>
    </style:style>
    <style:style style:name="P5" style:family="paragraph" style:parent-style-name="Preformatted_20_Text">
      <style:text-properties style:font-name="Times" fo:font-size="12pt" style:text-underline-style="solid" style:text-underline-width="auto" style:text-underline-color="font-color" officeooo:rsid="001a6842" officeooo:paragraph-rsid="001a6842" style:font-size-asian="12pt" style:font-size-complex="12pt"/>
    </style:style>
    <style:style style:name="P6" style:family="paragraph" style:parent-style-name="Preformatted_20_Text">
      <style:text-properties style:font-name="Times" fo:font-size="12pt" fo:font-style="italic" style:text-underline-style="solid" style:text-underline-width="auto" style:text-underline-color="font-color" fo:font-weight="normal" officeooo:rsid="002017a4" officeooo:paragraph-rsid="002017a4" style:font-size-asian="12pt" style:font-style-asian="italic" style:font-weight-asian="normal" style:font-size-complex="12pt" style:font-style-complex="italic" style:font-weight-complex="normal"/>
    </style:style>
    <style:style style:name="P7" style:family="paragraph" style:parent-style-name="Preformatted_20_Text">
      <style:text-properties style:font-name="Times" fo:font-size="12pt" fo:font-style="normal" style:text-underline-style="solid" style:text-underline-width="auto" style:text-underline-color="font-color" officeooo:rsid="002017a4" officeooo:paragraph-rsid="002017a4" style:font-size-asian="12pt" style:font-style-asian="normal" style:font-size-complex="12pt" style:font-style-complex="normal"/>
    </style:style>
    <style:style style:name="P8" style:family="paragraph" style:parent-style-name="Preformatted_20_Text">
      <style:text-properties style:font-name="Times" fo:font-size="11pt" officeooo:rsid="001a295c" officeooo:paragraph-rsid="001a295c" style:font-size-asian="9.60000038146973pt" style:font-size-complex="11pt"/>
    </style:style>
    <style:style style:name="P9" style:family="paragraph" style:parent-style-name="Preformatted_20_Text">
      <style:text-properties style:font-name="Times" fo:font-size="11pt" officeooo:rsid="001a295c" officeooo:paragraph-rsid="001a6842" style:font-size-asian="9.60000038146973pt" style:font-size-complex="11pt"/>
    </style:style>
    <style:style style:name="P10" style:family="paragraph" style:parent-style-name="Preformatted_20_Text">
      <style:text-properties style:font-name="Times" fo:font-size="11pt" officeooo:rsid="001a6842" officeooo:paragraph-rsid="001a6842" style:font-size-asian="9.60000038146973pt" style:font-size-complex="11pt"/>
    </style:style>
    <style:style style:name="P11" style:family="paragraph" style:parent-style-name="Preformatted_20_Text">
      <style:text-properties style:font-name="Times" fo:font-size="11pt" officeooo:rsid="001daff9" officeooo:paragraph-rsid="001daff9" style:font-size-asian="9.60000038146973pt" style:font-size-complex="11pt"/>
    </style:style>
    <style:style style:name="P12" style:family="paragraph" style:parent-style-name="Preformatted_20_Text">
      <style:text-properties style:font-name="Times" fo:font-size="11pt" fo:font-style="normal" officeooo:rsid="001f04b5" officeooo:paragraph-rsid="001f04b5" style:font-size-asian="9.60000038146973pt" style:font-style-asian="normal" style:font-size-complex="11pt" style:font-style-complex="normal"/>
    </style:style>
    <style:style style:name="P13" style:family="paragraph" style:parent-style-name="Preformatted_20_Text">
      <style:text-properties style:font-name="Times" fo:font-size="11pt" fo:font-style="normal" officeooo:rsid="001fc808" officeooo:paragraph-rsid="001fc808" style:font-size-asian="9.60000038146973pt" style:font-style-asian="normal" style:font-size-complex="11pt" style:font-style-complex="normal"/>
    </style:style>
    <style:style style:name="P14" style:family="paragraph" style:parent-style-name="Preformatted_20_Text">
      <style:text-properties style:font-name="Times" fo:font-size="11pt" fo:font-style="normal" officeooo:rsid="002017a4" officeooo:paragraph-rsid="002017a4" style:font-size-asian="9.60000038146973pt" style:font-style-asian="normal" style:font-size-complex="11pt" style:font-style-complex="normal"/>
    </style:style>
    <style:style style:name="P15" style:family="paragraph" style:parent-style-name="Preformatted_20_Text">
      <style:text-properties style:font-name="Times" fo:font-size="11pt" fo:font-style="normal" officeooo:rsid="0020c041" officeooo:paragraph-rsid="0020c041" style:font-size-asian="9.60000038146973pt" style:font-style-asian="normal" style:font-size-complex="11pt" style:font-style-complex="normal"/>
    </style:style>
    <style:style style:name="P16" style:family="paragraph" style:parent-style-name="Preformatted_20_Text">
      <style:text-properties style:font-name="Times" fo:font-size="11pt" fo:font-style="italic" officeooo:rsid="002017a4" officeooo:paragraph-rsid="002017a4" style:font-size-asian="9.60000038146973pt" style:font-style-asian="italic" style:font-size-complex="11pt" style:font-style-complex="italic"/>
    </style:style>
    <style:style style:name="P17" style:family="paragraph" style:parent-style-name="Preformatted_20_Text">
      <style:text-properties style:font-name="Liberation Sans" fo:font-size="8pt" fo:font-style="italic" officeooo:rsid="001daff9" officeooo:paragraph-rsid="001daff9" style:font-size-asian="8pt" style:font-style-asian="italic" style:font-size-complex="8pt" style:font-style-complex="italic"/>
    </style:style>
    <style:style style:name="P18" style:family="paragraph" style:parent-style-name="Preformatted_20_Text">
      <style:text-properties style:font-name="Liberation Sans" fo:font-size="8pt" fo:font-style="italic" officeooo:rsid="001f04b5" officeooo:paragraph-rsid="001f04b5" style:font-size-asian="8pt" style:font-style-asian="italic" style:font-size-complex="8pt" style:font-style-complex="italic"/>
    </style:style>
    <style:style style:name="P19" style:family="paragraph" style:parent-style-name="Preformatted_20_Text">
      <style:text-properties style:font-name="Liberation Sans" fo:font-size="8pt" fo:font-style="italic" officeooo:rsid="002017a4" officeooo:paragraph-rsid="002017a4" style:font-size-asian="8pt" style:font-style-asian="italic" style:font-size-complex="8pt" style:font-style-complex="italic"/>
    </style:style>
    <style:style style:name="P20" style:family="paragraph" style:parent-style-name="Preformatted_20_Text">
      <style:text-properties style:font-name="Liberation Sans" fo:font-size="8pt" fo:font-style="italic" fo:font-weight="bold" officeooo:rsid="001f04b5" officeooo:paragraph-rsid="001f04b5" style:font-size-asian="8pt" style:font-style-asian="italic" style:font-weight-asian="bold" style:font-size-complex="8pt" style:font-style-complex="italic" style:font-weight-complex="bold"/>
    </style:style>
    <style:style style:name="P21" style:family="paragraph" style:parent-style-name="Preformatted_20_Text">
      <style:text-properties style:font-name="Liberation Sans" fo:font-size="8pt" fo:font-style="normal" officeooo:rsid="002017a4" officeooo:paragraph-rsid="002017a4" style:font-size-asian="8pt" style:font-style-asian="normal" style:font-size-complex="8pt" style:font-style-complex="normal"/>
    </style:style>
    <style:style style:name="P22" style:family="paragraph" style:parent-style-name="Preformatted_20_Text">
      <style:paragraph-properties fo:break-before="page"/>
      <style:text-properties style:font-name="Times" fo:font-size="11pt" fo:font-style="normal" fo:font-weight="bold" officeooo:rsid="002017a4" officeooo:paragraph-rsid="002017a4" style:font-size-asian="11pt" style:font-style-asian="normal" style:font-weight-asian="bold" style:font-size-complex="11pt" style:font-style-complex="normal" style:font-weight-complex="bold"/>
    </style:style>
    <style:style style:name="P23" style:family="paragraph" style:parent-style-name="Preformatted_20_Text">
      <style:paragraph-properties fo:break-before="page"/>
      <style:text-properties style:font-name="Times" fo:font-size="12pt" fo:font-style="italic" style:text-underline-style="solid" style:text-underline-width="auto" style:text-underline-color="font-color" fo:font-weight="normal" officeooo:rsid="002017a4" officeooo:paragraph-rsid="002017a4" style:font-size-asian="12pt" style:font-style-asian="italic" style:font-weight-asian="normal" style:font-size-complex="12pt" style:font-style-complex="italic" style:font-weight-complex="normal"/>
    </style:style>
    <style:style style:name="P24" style:family="paragraph" style:parent-style-name="Preformatted_20_Text">
      <style:paragraph-properties fo:break-before="page"/>
      <style:text-properties style:font-name="Times" fo:font-size="12pt" fo:font-style="normal" style:text-underline-style="none" fo:font-weight="bold" officeooo:rsid="002017a4" officeooo:paragraph-rsid="002017a4" style:font-size-asian="12pt" style:font-style-asian="normal" style:font-weight-asian="bold" style:font-size-complex="12pt" style:font-style-complex="normal" style:font-weight-complex="bold"/>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a6842" style:font-weight-asian="normal" style:font-weight-complex="normal"/>
    </style:style>
    <style:style style:name="T8" style:family="text">
      <style:text-properties fo:font-weight="normal" style:font-size-asian="11pt" style:font-weight-asian="normal" style:font-weight-complex="normal"/>
    </style:style>
    <style:style style:name="T9" style:family="text">
      <style:text-properties fo:font-weight="normal" officeooo:rsid="001a6842" style:font-size-asian="11pt" style:font-weight-asian="normal" style:font-weight-complex="normal"/>
    </style:style>
    <style:style style:name="T10" style:family="text">
      <style:text-properties fo:font-size="13pt" fo:font-weight="bold" style:font-size-asian="13pt" style:font-weight-asian="bold" style:font-size-complex="13pt"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1bde02"/>
    </style:style>
    <style:style style:name="T14" style:family="text">
      <style:text-properties officeooo:rsid="001fc808"/>
    </style:style>
    <style:style style:name="T15" style:family="text">
      <style:text-properties officeooo:rsid="002017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5">Assignment 2 – Net Ninny: A Web Proxy Based Service</text:span></text:p>
      <text:p text:style-name="P1"/>
      <text:p text:style-name="P8">Download the source-code for the proxy server, which should consist of 3 classes.(Client, ProxyServer, Util).</text:p>
      <text:p text:style-name="P8">Open an Intellij-13.1.5 project and paste the source code. Press Run to execute the program.</text:p>
      <text:p text:style-name="P8"/>
      <text:p text:style-name="P8">Once the program is under execution you will be asked to enter a port number. Make sure that the port number is &gt; 1023 and that your web-browser has its proxy set to that port and localhost(127.0.0.1), if you press enter you will use the default port of 1338.</text:p>
      <text:p text:style-name="P8"/>
      <text:p text:style-name="P8"><text:span text:style-name="T10">References to parts of code that solves the tasks listed below:</text:span><text:span text:style-name="T1"><text:line-break/></text:span><text:span text:style-name="T3">2</text:span><text:span text:style-name="T4">. Handles simple HTTP GET interactions between client and server</text:span></text:p>
      <text:p text:style-name="P8"><text:span text:style-name="T2"/></text:p>
      <text:p text:style-name="P8"><text:span text:style-name="T8">ProxyServer Class: Consists of the socket connection between web-browser and the proxy, starts a Client thread.</text:span></text:p>
      <text:p text:style-name="P9"><text:span text:style-name="T8">Client Class: Creates a new socket to the </text:span><text:span text:style-name="T9">web-server</text:span><text:span text:style-name="T8"> using port 80 and the </text:span><text:span text:style-name="T9">host-name</text:span><text:span text:style-name="T8"> filtered from the header of the get request. </text:span><text:span text:style-name="T9">Sends the request to the web-server and gets the response back. </text:span><text:span text:style-name="T8">Browser-Proxy </text:span><text:span text:style-name="T9">output stream</text:span><text:span text:style-name="T8"> </text:span><text:span text:style-name="T9">is used </text:span><text:span text:style-name="T8">to send the response back to the browser.</text:span></text:p>
      <text:p text:style-name="P9"><text:span text:style-name="T8"/></text:p>
      <text:p text:style-name="P4"><text:span text:style-name="T7">3.</text:span><text:span text:style-name="T6"> </text:span><text:span text:style-name="T7">Blocks requests for undesirable URLs, using HTTP redirection to display this error page instead</text:span></text:p>
      <text:p text:style-name="P2"><text:span text:style-name="T7"/></text:p>
      <text:p text:style-name="P10"><text:span text:style-name="T6">This is implemented in the while loop of the ProxyServer, checks for banned words on the extracted URL using the static Util function </text:span><text:span text:style-name="T11">containsBannedWords.</text:span><text:span text:style-name="T12"> If a banned word is found, we redirect to the error address.</text:span></text:p>
      <text:p text:style-name="P10"><text:span text:style-name="T12"/></text:p>
      <text:p text:style-name="P5">6. Is compatible with all major browsers (e.g. Internet Explorer, Mozilla Firefox, Google Chrome, etc.) without the requirement to tweak any advanced feature</text:p>
      <text:p text:style-name="P3"/>
      <text:p text:style-name="P10">We have implemented the string extraction functions in the Util class to hopefully work on all browsers listed, including the header change of chrome.</text:p>
      <text:p text:style-name="P10"/>
      <text:p text:style-name="P5">7. Allows the user to select the proxy port (i.e. the port number should not be hard coded)</text:p>
      <text:p text:style-name="P3"/>
      <text:p text:style-name="P10">Almost the first code in the ProxyServer class consists of a scanner that allows the user to type a custom port.</text:p>
      <text:p text:style-name="P10"><text:s/></text:p>
      <text:p text:style-name="P5">8. Is smart in selection of what HTTP content should be searched for the forbidden keywords. For example, you probably agree that it is not wise to search inside compressed or other non-text-based HTTP content such as graphic files, etc.</text:p>
      <text:p text:style-name="P5"/>
      <text:p text:style-name="P10">We check the header from the browser requests, we can detect from that what content-type the browser is expected to receive. We will not check if the request is expecting an image etc. This is implemented in the Client class <text:span text:style-name="T13">near the end when a web-server response is given. </text:span></text:p>
      <text:p text:style-name="P10"/>
      <text:p text:style-name="P10"/>
      <text:p text:style-name="P22">These are the outputs for the given test-links on the lab description</text:p>
      <text:p text:style-name="P17"/>
      <text:p text:style-name="P6">Good text file test</text:p>
      <text:p text:style-name="P17"/>
      <text:p text:style-name="P17"/>
      <text:p text:style-name="P17">----BROWSER REQUEST----</text:p>
      <text:p text:style-name="P17"/>
      <text:p text:style-name="P17">GET http://www.ida.liu.se/~TDTS04/labs/2011/ass2/goodtest1.txt HTTP/1.1</text:p>
      <text:p text:style-name="P17">Host: www.ida.liu.se</text:p>
      <text:p text:style-name="P17">User-Agent: Mozilla/5.0 (X11; Ubuntu; Linux x86_64; rv:45.0) Gecko/20100101 Firefox/45.0</text:p>
      <text:p text:style-name="P17">Accept: text/html,application/xhtml+xml,application/xml;q=0.9,*/*;q=0.8</text:p>
      <text:p text:style-name="P17">Accept-Language: en-US,en;q=0.5</text:p>
      <text:p text:style-name="P17">Accept-Encoding: gzip, deflate</text:p>
      <text:p text:style-name="P17">Connection: keep-alive</text:p>
      <text:p text:style-name="P17"/>
      <text:p text:style-name="P17">----<text:bookmark-start text:name="__DdeLink__1_648029812"/>SERVER RESPONSE<text:bookmark-end text:name="__DdeLink__1_648029812"/>----</text:p>
      <text:p text:style-name="P17"/>
      <text:p text:style-name="P17">HTTP/1.1 200 OK</text:p>
      <text:p text:style-name="P17">Date: Tue, 12 Apr 2016 14:02:41 GMT</text:p>
      <text:p text:style-name="P17">Server: Apache/2.2.24 (Unix) DAV/2 SVN/1.6.17 PHP/5.3.23 mod_fastcgi/2.4.6 mod_auth_kerb/5.4+ida mod_jk/1.2.31 mod_ssl/2.2.24 OpenSSL/0.9.7d</text:p>
      <text:p text:style-name="P17">Last-Modified: Mon, 21 Jan 2008 07:14:16 GMT</text:p>
      <text:p text:style-name="P17">ETag: "184802-77-444363d68220b"</text:p>
      <text:p text:style-name="P17">Accept-Ranges: bytes</text:p>
      <text:p text:style-name="P17">Content-Length: 119</text:p>
      <text:p text:style-name="P17">Connection: close</text:p>
      <text:p text:style-name="P17">Content-Type: text/plain</text:p>
      <text:p text:style-name="P17"/>
      <text:p text:style-name="P17">This is a plain text file with no bad words in it.</text:p>
      <text:p text:style-name="P17">Your Web browser should be able to display this page just fine.</text:p>
      <text:p text:style-name="P11"/>
      <text:p text:style-name="P23">Good html file test</text:p>
      <text:p text:style-name="P17"/>
      <text:p text:style-name="P17">----BROWSER REQUEST----</text:p>
      <text:p text:style-name="P17"/>
      <text:p text:style-name="P17">GET http://www.ida.liu.se/~TDTS04/labs/2011/ass2/goodtest2.html HTTP/1.1</text:p>
      <text:p text:style-name="P17">Host: www.ida.liu.se</text:p>
      <text:p text:style-name="P17">User-Agent: Mozilla/5.0 (X11; Ubuntu; Linux x86_64; rv:45.0) Gecko/20100101 Firefox/45.0</text:p>
      <text:p text:style-name="P17">Accept: text/html,application/xhtml+xml,application/xml;q=0.9,*/*;q=0.8</text:p>
      <text:p text:style-name="P17">Accept-Language: en-US,en;q=0.5</text:p>
      <text:p text:style-name="P17">Accept-Encoding: gzip, deflate</text:p>
      <text:p text:style-name="P17">Connection: keep-alive</text:p>
      <text:p text:style-name="P17"/>
      <text:p text:style-name="P17">----SERVER RESPONSE----</text:p>
      <text:p text:style-name="P17"/>
      <text:p text:style-name="P17">HTTP/1.1 200 OK</text:p>
      <text:p text:style-name="P17">Date: Tue, 12 Apr 2016 14:04:52 GMT</text:p>
      <text:p text:style-name="P17">Server: Apache/2.2.24 (Unix) DAV/2 SVN/1.6.17 PHP/5.3.23 mod_fastcgi/2.4.6 mod_auth_kerb/5.4+ida mod_jk/1.2.31 mod_ssl/2.2.24 OpenSSL/0.9.7d</text:p>
      <text:p text:style-name="P17">Last-Modified: Mon, 21 Jan 2008 07:18:17 GMT</text:p>
      <text:p text:style-name="P17">ETag: "184803-ea-444364bc5804b"</text:p>
      <text:p text:style-name="P17">Accept-Ranges: bytes</text:p>
      <text:p text:style-name="P17">Content-Length: 234</text:p>
      <text:p text:style-name="P17">Connection: close</text:p>
      <text:p text:style-name="P17">Content-Type: text/html</text:p>
      <text:p text:style-name="P17"/>
      <text:p text:style-name="P17">&lt;html&gt;</text:p>
      <text:p text:style-name="P17">&lt;title&gt;</text:p>
      <text:p text:style-name="P17">Good HTML File Test for CPSC 441 Assignment 1</text:p>
      <text:p text:style-name="P17">&lt;/title&gt;</text:p>
      <text:p text:style-name="P17">&lt;body&gt;</text:p>
      <text:p text:style-name="P17">&lt;p&gt;</text:p>
      <text:p text:style-name="P17">This is a simple HTML file with no bad words in it.</text:p>
      <text:p text:style-name="P17">&lt;/p&gt;</text:p>
      <text:p text:style-name="P17">&lt;p&gt;</text:p>
      <text:p text:style-name="P17">Your Web browser should be able to display this page just fine.</text:p>
      <text:p text:style-name="P17">&lt;/p&gt;</text:p>
      <text:p text:style-name="P17">&lt;/body&gt;</text:p>
      <text:p text:style-name="P17">&lt;/html&gt;</text:p>
      <text:p text:style-name="P23">Bad URL HTML file test</text:p>
      <text:p text:style-name="P18"/>
      <text:p text:style-name="P18">CONTAINS BAD WORDS IN URL: .ida.liu.se/~TDTS04/labs/2011/ass2/SpongeBob.html HTTP/1.1</text:p>
      <text:p text:style-name="P18"/>
      <text:p text:style-name="P18">Sending: </text:p>
      <text:p text:style-name="P18">HTTP/1.1 301 Moved Permanently</text:p>
      <text:p text:style-name="P18">Connection: keep-alive</text:p>
      <text:p text:style-name="P18">Location: http://www.ida.liu.se/~TDTS04/labs/2011/ass2/error1.html</text:p>
      <text:p text:style-name="P18"/>
      <text:p text:style-name="P18">----BROWSER REQUEST----</text:p>
      <text:p text:style-name="P18"/>
      <text:p text:style-name="P18">GET http://www.ida.liu.se/~TDTS04/labs/2011/ass2/error1.html HTTP/1.1</text:p>
      <text:p text:style-name="P18">Host: www.ida.liu.se</text:p>
      <text:p text:style-name="P18">User-Agent: Mozilla/5.0 (X11; Ubuntu; Linux x86_64; rv:45.0) Gecko/20100101 Firefox/45.0</text:p>
      <text:p text:style-name="P18">Accept: text/html,application/xhtml+xml,application/xml;q=0.9,*/*;q=0.8</text:p>
      <text:p text:style-name="P18">Accept-Language: en-US,en;q=0.5</text:p>
      <text:p text:style-name="P18">Accept-Encoding: gzip, deflate</text:p>
      <text:p text:style-name="P18">Connection: keep-alive</text:p>
      <text:p text:style-name="P18"/>
      <text:p text:style-name="P18">----SERVER RESPONSE----</text:p>
      <text:p text:style-name="P18"/>
      <text:p text:style-name="P18">HTTP/1.1 200 OK</text:p>
      <text:p text:style-name="P18">Date: Tue, 12 Apr 2016 14:06:52 GMT</text:p>
      <text:p text:style-name="P18">Server: Apache/2.2.24 (Unix) DAV/2 SVN/1.6.17 PHP/5.3.23 mod_fastcgi/2.4.6 mod_auth_kerb/5.4+ida mod_jk/1.2.31 mod_ssl/2.2.24 OpenSSL/0.9.7d</text:p>
      <text:p text:style-name="P18">Last-Modified: Wed, 06 May 2009 18:12:35 GMT</text:p>
      <text:p text:style-name="P18">ETag: "184800-126-4694256fcaacb"</text:p>
      <text:p text:style-name="P18">Accept-Ranges: bytes</text:p>
      <text:p text:style-name="P18">Content-Length: 294</text:p>
      <text:p text:style-name="P18">Connection: close</text:p>
      <text:p text:style-name="P18">Content-Type: text/html</text:p>
      <text:p text:style-name="P18"/>
      <text:p text:style-name="P18">&lt;html&gt;</text:p>
      <text:p text:style-name="P18">&lt;title&gt;</text:p>
      <text:p text:style-name="P18">Net Ninny Error Page 1 for CPSC 441 Assignment 1</text:p>
      <text:p text:style-name="P18">&lt;/title&gt;</text:p>
      <text:p text:style-name="P18">&lt;body&gt;</text:p>
      <text:p text:style-name="P18">&lt;p&gt;</text:p>
      <text:p text:style-name="P18">Sorry, but the Web page that you were trying to access</text:p>
      <text:p text:style-name="P18">is inappropriate for you, based on the URL.</text:p>
      <text:p text:style-name="P18">The page has been blocked to avoid insulting your intelligence.</text:p>
      <text:p text:style-name="P18">&lt;/p&gt;</text:p>
      <text:p text:style-name="P18">&lt;p&gt;</text:p>
      <text:p text:style-name="P18">Net Ninny</text:p>
      <text:p text:style-name="P18">&lt;/p&gt;</text:p>
      <text:p text:style-name="P18">&lt;/body&gt;</text:p>
      <text:p text:style-name="P18">&lt;/html&gt;</text:p>
      <text:p text:style-name="P23">Bad content HTML file test</text:p>
      <text:p text:style-name="P18"/>
      <text:p text:style-name="P18">----BROWSER REQUEST----</text:p>
      <text:p text:style-name="P18"/>
      <text:p text:style-name="P18">GET http://www.ida.liu.se/~TDTS04/labs/2011/ass2/badtest1.html HTTP/1.1</text:p>
      <text:p text:style-name="P18">Host: www.ida.liu.se</text:p>
      <text:p text:style-name="P18">User-Agent: Mozilla/5.0 (X11; Ubuntu; Linux x86_64; rv:45.0) Gecko/20100101 Firefox/45.0</text:p>
      <text:p text:style-name="P18">Accept: text/html,application/xhtml+xml,application/xml;q=0.9,*/*;q=0.8</text:p>
      <text:p text:style-name="P18">Accept-Language: en-US,en;q=0.5</text:p>
      <text:p text:style-name="P18">Accept-Encoding: gzip, deflate</text:p>
      <text:p text:style-name="P18">Connection: keep-alive</text:p>
      <text:p text:style-name="P18"/>
      <text:p text:style-name="P18">----SERVER RESPONSE----</text:p>
      <text:p text:style-name="P18">HTTP/1.1 200 OK</text:p>
      <text:p text:style-name="P18">Date: Tue, 12 Apr 2016 14:08:50 GMT</text:p>
      <text:p text:style-name="P18">Server: Apache/2.2.24 (Unix) DAV/2 SVN/1.6.17 PHP/5.3.23 mod_fastcgi/2.4.6 mod_auth_kerb/5.4+ida mod_jk/1.2.31 mod_ssl/2.2.24 OpenSSL/0.9.7d</text:p>
      <text:p text:style-name="P18">Last-Modified: Mon, 21 Jan 2008 07:27:50 GMT</text:p>
      <text:p text:style-name="P18">ETag: "1847ff-1e4-444366decc98b"</text:p>
      <text:p text:style-name="P18">Accept-Ranges: bytes</text:p>
      <text:p text:style-name="P18">Content-Length: 484</text:p>
      <text:p text:style-name="P18">Connection: close</text:p>
      <text:p text:style-name="P18">Content-Type: text/html</text:p>
      <text:p text:style-name="P18"/>
      <text:p text:style-name="P18">&lt;html&gt;&lt;title&gt;</text:p>
      <text:p text:style-name="P18">Bad Content HTML File Test for CPSC 441 Assignment 1</text:p>
      <text:p text:style-name="P18">&lt;/title&gt;&lt;body&gt;&lt;p&gt;</text:p>
      <text:p text:style-name="P18">This is a simple HTML file with some bad words in it.</text:p>
      <text:p text:style-name="P18">&lt;/p&gt;&lt;p&gt;</text:p>
      <text:p text:style-name="P18">SpongeBob is my hero! He is so yellow and soft. I just love him.</text:p>
      <text:p text:style-name="P18">&lt;/p&gt;</text:p>
      <text:p text:style-name="P18">&lt;p&gt;</text:p>
      <text:p text:style-name="P18">A normal Web browser should be able to display this page just fine,</text:p>
      <text:p text:style-name="P18">but if you are running Net Ninny, this page should be blocked.</text:p>
      <text:p text:style-name="P18">Hopefully, you will get the</text:p>
      <text:p text:style-name="P18">&lt;a href="./error2.html"&gt; inappropriate content error page&lt;/a&gt;</text:p>
      <text:p text:style-name="P18">instead.</text:p>
      <text:p text:style-name="P18">&lt;/p&gt;&lt;/body&gt;&lt;/html&gt;</text:p>
      <text:p text:style-name="P18"/>
      <text:p text:style-name="P20">CONTAINS BAD WORDS IN CONTENT (sending redirect)</text:p>
      <text:p text:style-name="P18"/>
      <text:p text:style-name="P18">----BROWSER REQUEST----</text:p>
      <text:p text:style-name="P18"/>
      <text:p text:style-name="P18">GET http://www.ida.liu.se/~TDTS04/labs/2011/ass2/error2.html HTTP/1.1</text:p>
      <text:p text:style-name="P18">Host: www.ida.liu.se</text:p>
      <text:p text:style-name="P18">User-Agent: Mozilla/5.0 (X11; Ubuntu; Linux x86_64; rv:45.0) Gecko/20100101 Firefox/45.0</text:p>
      <text:p text:style-name="P18">Accept: text/html,application/xhtml+xml,application/xml;q=0.9,*/*;q=0.8</text:p>
      <text:p text:style-name="P18">Accept-Language: en-US,en;q=0.5</text:p>
      <text:p text:style-name="P18">Accept-Encoding: gzip, deflate</text:p>
      <text:p text:style-name="P18">Connection: keep-alive</text:p>
      <text:p text:style-name="P18"/>
      <text:p text:style-name="P18">----SERVER RESPONSE----</text:p>
      <text:p text:style-name="P18"/>
      <text:p text:style-name="P18">HTTP/1.1 200 OK</text:p>
      <text:p text:style-name="P18">Date: Tue, 12 Apr 2016 14:08:50 GMT</text:p>
      <text:p text:style-name="P18">Server: Apache/2.2.24 (Unix) DAV/2 SVN/1.6.17 PHP/5.3.23 mod_fastcgi/2.4.6 mod_auth_kerb/5.4+ida mod_jk/1.2.31 mod_ssl/2.2.24 OpenSSL/0.9.7d</text:p>
      <text:p text:style-name="P18">Last-Modified: Mon, 21 Jan 2008 07:21:47 GMT</text:p>
      <text:p text:style-name="P18">ETag: "184801-13c-444365849d8cb"</text:p>
      <text:p text:style-name="P18">Accept-Ranges: bytes</text:p>
      <text:p text:style-name="P18">Content-Length: 316</text:p>
      <text:p text:style-name="P18">Connection: close</text:p>
      <text:p text:style-name="P18">Content-Type: text/html</text:p>
      <text:p text:style-name="P18"/>
      <text:p text:style-name="P18">&lt;html&gt;</text:p>
      <text:p text:style-name="P18">&lt;title&gt;</text:p>
      <text:p text:style-name="P18">Net Ninny Error Page 2 for CPSC 441 Assignment 1</text:p>
      <text:p text:style-name="P18">&lt;/title&gt;</text:p>
      <text:p text:style-name="P18">&lt;body&gt;</text:p>
      <text:p text:style-name="P18">&lt;p&gt;</text:p>
      <text:p text:style-name="P18">Sorry, but the Web page that you were trying to access</text:p>
      <text:p text:style-name="P18">is inappropriate for you, based on some of the words it contains.</text:p>
      <text:p text:style-name="P18">The page has been blocked to avoid insulting your intelligence.</text:p>
      <text:p text:style-name="P18">&lt;/p&gt;</text:p>
      <text:p text:style-name="P18">&lt;p&gt;</text:p>
      <text:p text:style-name="P18">Net Ninny</text:p>
      <text:p text:style-name="P18">&lt;/p&gt;</text:p>
      <text:p text:style-name="P18">&lt;/body&gt;&lt;/html&gt;</text:p>
      <text:p text:style-name="P24">Trying to access different websites</text:p>
      <text:p text:style-name="P6"/>
      <text:p text:style-name="P6">Vimeo and Youtube </text:p>
      <text:p text:style-name="P12"/>
      <text:p text:style-name="P12">When trying to go to the vimeo page, we cant see any traffic through the proxy. <text:span text:style-name="T15">www.v</text:span>imeo.<text:span text:style-name="T15">com</text:span> seem to bypass our proxy. <text:span text:style-name="T14">We get the same result when trying to connect to www.youtube.com. The only request message we get when trying to access youtube is the following POST message:</text:span></text:p>
      <text:p text:style-name="P13"/>
      <text:p text:style-name="P13">POST http://clients1.google.com/ocsp HTTP/1.1</text:p>
      <text:p text:style-name="P13">Host: clients1.google.com</text:p>
      <text:p text:style-name="P13">User-Agent: Mozilla/5.0 (X11; Ubuntu; Linux x86_64; rv:45.0) Gecko/20100101 Firefox/45.0</text:p>
      <text:p text:style-name="P13">Accept: text/html,application/xhtml+xml,application/xml;q=0.9,*/*;q=0.8</text:p>
      <text:p text:style-name="P13">Accept-Language: en-US,en;q=0.5</text:p>
      <text:p text:style-name="P13">Accept-Encoding: gzip, deflate</text:p>
      <text:p text:style-name="P13">Content-Length: 75</text:p>
      <text:p text:style-name="P13">Content-Type: application/ocsp-request</text:p>
      <text:p text:style-name="P13">Connection: keep-alive</text:p>
      <text:p text:style-name="P13"/>
      <text:p text:style-name="P14">It is a limitation of our proxy but since the only request we receive is a POST message, we think this is out of the scope of this lab.</text:p>
      <text:p text:style-name="P14"/>
      <text:p text:style-name="P7">Dailymotion</text:p>
      <text:p text:style-name="P21"/>
      <text:p text:style-name="P19">----BROWSER REQUEST----</text:p>
      <text:p text:style-name="P19"/>
      <text:p text:style-name="P19">GET http://www.dailymotion.com/ HTTP/1.1</text:p>
      <text:p text:style-name="P19">Host: www.dailymotion.com</text:p>
      <text:p text:style-name="P19">User-Agent: Mozilla/5.0 (X11; Ubuntu; Linux x86_64; rv:45.0) Gecko/20100101 Firefox/45.0</text:p>
      <text:p text:style-name="P19">Accept: text/html,application/xhtml+xml,application/xml;q=0.9,*/*;q=0.8</text:p>
      <text:p text:style-name="P19">Accept-Language: en-US,en;q=0.5</text:p>
      <text:p text:style-name="P19">Accept-Encoding: gzip, deflate</text:p>
      <text:p text:style-name="P19">Cookie: ts=183212; _csrf/link=JHZRHGxXUHJCjDbTatusSwi9fCBfqwQ3HEPoRfbaDIY; v1st=2010121520A4B1EDE825AD8CC823BDFE; tzo=-7200; _ga=GA1.2.2038099225.1460462829</text:p>
      <text:p text:style-name="P19">Connection: keep-alive</text:p>
      <text:p text:style-name="P19"/>
      <text:p text:style-name="P19">----SERVER RESPONSE----</text:p>
      <text:p text:style-name="P19"/>
      <text:p text:style-name="P19">HTTP/1.1 404 Not Found</text:p>
      <text:p text:style-name="P19">Server: DMS/1.0.42</text:p>
      <text:p text:style-name="P19">X-DM-BackNode: 10.194.150.133:80</text:p>
      <text:p text:style-name="P19">Vary: Accept-Encoding</text:p>
      <text:p text:style-name="P19">Cache-Control: no-cache</text:p>
      <text:p text:style-name="P19">Content-Type: text/html; charset=utf-8</text:p>
      <text:p text:style-name="P19">Content-Encoding: gzip</text:p>
      <text:p text:style-name="P19">Access-Control-Expose-Headers: X-DM-BackNode-Response-Time</text:p>
      <text:p text:style-name="P19">Date: Tue, 12 Apr 2016 14:36:05 GMT</text:p>
      <text:p text:style-name="P19">Keep-Alive: timeout=60, max=4998</text:p>
      <text:p text:style-name="P19">X-DM-LB-IP: 195.8.215.136</text:p>
      <text:p text:style-name="P19">X-DM-LB-Name: lb-07</text:p>
      <text:p text:style-name="P19">X-DM-BackNode-Response-Time: 51</text:p>
      <text:p text:style-name="P19">Connection: close</text:p>
      <text:p text:style-name="P19">Set-Cookie: referer=404; expires=Tue, 12-Apr-2016 14:36:35 GMT; Max-Age=30; path=/</text:p>
      <text:p text:style-name="P19">Set-Cookie: _csrf/link=i6nUk5C7pWd73Gs6EBjCx6s0OebIvvzuWCFH3C1VrhE; expires=Tue, 12-Apr-2016 20:36:05 GMT; Max-Age=21600; path=/</text:p>
      <text:p text:style-name="P19">X-Frame-Options: deny</text:p>
      <text:p text:style-name="P19">X-Dm-Page: en.html.error_404</text:p>
      <text:p text:style-name="P16"/>
      <text:p text:style-name="P14"/>
      <text:p text:style-name="P14">When trying to access dailymotion all the traffic goes through our proxy. The initial request is requesting the homepage of dailymotion. Thought, the response is returning an 404 status code(Not found) and the browser is redirected to the 404-page.</text:p>
      <text:p text:style-name="P14"/>
      <text:p text:style-name="P15">Non streaming works really good except for filtering https websites. Aftonbladet d</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svg:font-family="Times"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2T16:49:05.429066757</dc:date>
    <meta:editing-duration>PT33M</meta:editing-duration>
    <meta:editing-cycles>4</meta:editing-cycles>
    <meta:generator>LibreOffice/5.0.3.2$Linux_X86_64 LibreOffice_project/00m0$Build-2</meta:generator>
    <meta:document-statistic meta:table-count="0" meta:image-count="0" meta:object-count="0" meta:page-count="6" meta:paragraph-count="219" meta:word-count="1294" meta:character-count="10074" meta:non-whitespace-character-count="9005"/>
  </office:meta>
</office:document-meta>
</file>